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83000001C47853457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8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18cm"/>
    </style:style>
    <style:style style:name="Tabla1.1" style:family="table-row">
      <style:table-row-properties style:min-row-height="1.886cm"/>
    </style:style>
    <style:style style:name="Tabla1.A1" style:family="table-cell">
      <style:table-cell-properties style:vertical-align="bottom" fo:padding-left="0.3cm" fo:padding-right="0.3cm" fo:padding-top="0.499cm" fo:padding-bottom="0.3cm" fo:border="0.05pt solid #000000"/>
    </style:style>
    <style:style style:name="Tabla1.A2" style:family="table-cell">
      <style:table-cell-properties style:vertical-align="bottom" fo:padding-left="0.3cm" fo:padding-right="0.3cm" fo:padding-top="0.499cm" fo:padding-bottom="0.3cm" fo:border-left="0.05pt solid #000000" fo:border-right="none" fo:border-top="none" fo:border-bottom="0.05pt solid #000000"/>
    </style:style>
    <style:style style:name="Tabla1.B2" style:family="table-cell">
      <style:table-cell-properties style:vertical-align="bottom" fo:padding-left="0.3cm" fo:padding-right="0.3cm" fo:padding-top="0.499cm" fo:padding-bottom="0.3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1.951cm"/>
    </style:style>
    <style:style style:name="Tabla1.4" style:family="table-row">
      <style:table-row-properties style:min-row-height="3.969cm"/>
    </style:style>
    <style:style style:name="Tabla1.5" style:family="table-row">
      <style:table-row-properties style:min-row-height="2.415cm"/>
    </style:style>
    <style:style style:name="Tabla1.6" style:family="table-row">
      <style:table-row-properties style:min-row-height="2.547cm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fo:font-size="11pt" style:font-size-asian="11pt" style:font-size-complex="11pt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fo:color="#c0c0c0" fo:font-size="11pt" style:font-size-asian="11pt" style:font-size-complex="11pt"/>
    </style:style>
    <style:style style:name="P5" style:family="paragraph" style:parent-style-name="Standard">
      <style:paragraph-properties fo:background-color="transparent">
        <style:background-image/>
      </style:paragraph-properties>
    </style:style>
    <style:style style:name="P6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T1" style:family="text">
      <style:text-properties style:font-name="Ubuntu" fo:font-size="12pt" fo:background-color="transparen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333333" fo:font-size="18pt" fo:letter-spacing="normal" style:font-size-asian="18pt" style:font-size-complex="18pt"/>
    </style:style>
    <style:style style:name="T4" style:family="text">
      <style:text-properties fo:font-variant="normal" fo:text-transform="none" fo:color="#333333" fo:font-size="11pt" fo:letter-spacing="normal" style:font-size-asian="11pt" style:font-size-complex="11pt"/>
    </style:style>
    <style:style style:name="T5" style:family="text">
      <style:text-properties fo:color="#c0c0c0"/>
    </style:style>
    <style:style style:name="T6" style:family="text">
      <style:text-properties fo:color="#c0c0c0" fo:font-size="11pt" style:font-size-asian="11pt" style:font-size-complex="11pt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size="11pt" style:font-size-asian="11pt" style:font-size-complex="11pt"/>
    </style:style>
    <style:style style:name="T9" style:family="tex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T10" style:family="text">
      <style:text-properties style:use-window-font-color="true" fo:font-weight="bold" style:font-weight-asian="bold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a1" table:style-name="Tabla1">
        <table:table-column table:style-name="Tabla1.A"/>
        <table:table-column table:style-name="Tabla1.B"/>
        <table:table-header-rows>
          <table:table-row table:style-name="Tabla1.1">
            <table:table-cell table:style-name="Tabla1.A1" table:number-columns-spanned="2" office:value-type="string">
              <text:p text:style-name="P3"><text:span text:style-name="T2">Nombre y Apellido:</text:span> <text:span text:style-name="T5">...............................................................................</text:span> <text:s text:c="17"/><text:span text:style-name="T2">Edad:</text:span> <text:span text:style-name="T5">…..............</text:span></text:p>
            </table:table-cell>
            <table:covered-table-cell/>
          </table:table-row>
        </table:table-header-rows>
        <table:table-row table:style-name="Tabla1.1">
          <table:table-cell table:style-name="Tabla1.A2" office:value-type="string">
            <text:p text:style-name="P3"><text:span text:style-name="T2">Teléfono/s: </text:span><text:span text:style-name="T5">.............................................................</text:span></text:p>
          </table:table-cell>
          <table:table-cell table:style-name="Tabla1.B2" office:value-type="string">
            <text:p text:style-name="Table_20_Contents"><text:span text:style-name="T9">E-Mail:</text:span><text:span text:style-name="T8"> </text:span><text:span text:style-name="T6">..............................................................</text:span></text:p>
          </table:table-cell>
        </table:table-row>
        <table:table-row table:style-name="Tabla1.3">
          <table:table-cell table:style-name="Tabla1.A2" office:value-type="string">
            <text:p text:style-name="P3"><text:span text:style-name="T10">Localidad:</text:span><text:span text:style-name="T7"> </text:span><text:span text:style-name="T5">........................................................</text:span></text:p>
          </table:table-cell>
          <table:table-cell table:style-name="Tabla1.B2" office:value-type="string">
            <text:p text:style-name="P3"><text:span text:style-name="T2">Fecha de Nacimiento:</text:span> <text:span text:style-name="T5">......</text:span> / <text:span text:style-name="T5">.....</text:span> / <text:span text:style-name="T5">.....................</text:span></text:p>
          </table:table-cell>
        </table:table-row>
        <table:table-row table:style-name="Tabla1.4">
          <table:table-cell table:style-name="Tabla1.B2" table:number-columns-spanned="2" office:value-type="string">
            <text:p text:style-name="Table_20_Contents"><text:span text:style-name="T12">¿En qué actividad/es del Hogar te ofrecés a ayudar?</text:span><text:span text:style-name="T11"><text:line-break/><text:line-break/></text:span><text:span text:style-name="T3">○</text:span><text:span text:style-name="T4"> Compañero Solidario <text:s text:c="4"/></text:span><text:span text:style-name="T3">○</text:span><text:span text:style-name="T4"> Evangelización <text:s text:c="4"/></text:span><text:span text:style-name="T3">○</text:span><text:span text:style-name="T4"> Cocinero Solidario <text:s text:c="4"/></text:span><text:span text:style-name="T3">○</text:span><text:span text:style-name="T4"> Chofer Solidario <text:s text:c="4"/><text:line-break/></text:span><text:span text:style-name="T3">○</text:span><text:span text:style-name="T4"> Recolector de Ropa <text:s text:c="2"/></text:span><text:span text:style-name="T3">○</text:span><text:span text:style-name="T4"> Grupo de Oración <text:s text:c="4"/></text:span><text:span text:style-name="T3">○</text:span><text:span text:style-name="T4"> Cobro de cuotas <text:s text:c="4"/><text:line-break/></text:span><text:span text:style-name="T3">○</text:span><text:span text:style-name="T4"> </text:span><text:span text:style-name="T11">Otro: </text:span><text:span text:style-name="T6">.............................................................................</text:span></text:p>
          </table:table-cell>
          <table:covered-table-cell/>
        </table:table-row>
        <table:table-row table:style-name="Tabla1.5">
          <table:table-cell table:style-name="Tabla1.B2" table:number-columns-spanned="2" office:value-type="string">
            <text:p text:style-name="Standard"><text:span text:style-name="T12">¿Cómo conociste el Hogar?<text:line-break/><text:line-break/></text:span><text:span text:style-name="T3">○</text:span><text:span text:style-name="T4"> </text:span><text:span text:style-name="T11">Recomendación de un amigo/conocido <text:s text:c="4"/></text:span><text:span text:style-name="T3">○</text:span><text:span text:style-name="T4"> </text:span><text:span text:style-name="T11">Internet <text:s text:c="4"/></text:span><text:span text:style-name="T3">○</text:span><text:span text:style-name="T4"> </text:span><text:span text:style-name="T8">Otro:</text:span><text:span text:style-name="T6"> ............................................................</text:span></text:p>
          </table:table-cell>
          <table:covered-table-cell/>
        </table:table-row>
        <table:table-row table:style-name="Tabla1.6">
          <table:table-cell table:style-name="Tabla1.B2" table:number-columns-spanned="2" office:value-type="string">
            <text:p text:style-name="P2"><text:span text:style-name="T2">¿Fuiste voluntario en otro lugar? ¿Qué actividades desarrollabas?<text:line-break/></text:span><text:line-break/></text:p>
            <text:p text:style-name="P4">.........................................................................................................................................................................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MT1" style:family="text">
      <style:text-properties style:font-name="Ubuntu" fo:font-size="12pt" fo:background-color="transparent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01cm" fo:margin-bottom="0.6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style:dynamic-spacing="false"/>
      </style:header-style>
      <style:footer-style>
        <style:header-footer-properties svg:height="0.8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2" text:anchor-type="paragraph" svg:x="10.61cm" svg:y="-0.885cm" svg:width="6.352cm" svg:height="2.037cm" draw:z-index="0"><draw:image xlink:href="Pictures/1000000000000583000001C478534579.jpg" xlink:type="simple" xlink:show="embed" xlink:actuate="onLoad"/></draw:frame><text:span text:style-name="MT1">PLANILLA DE ADMISIÓN AL VOLUNTARIADO</text:span> <text:s text:c="56"/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 </meta:initial-creator>
    <meta:creation-date>2012-10-14T00:21:13</meta:creation-date>
    <dc:date>2013-04-11T19:23:37</dc:date>
    <dc:creator>Fabricio Bianchi</dc:creator>
    <meta:editing-duration>PT1H48M6S</meta:editing-duration>
    <meta:editing-cycles>20</meta:editing-cycles>
    <meta:generator>LibreOffice/3.5$Linux_x86 LibreOffice_project/350m1$Build-2</meta:generator>
    <meta:printed-by>Fabri </meta:printed-by>
    <meta:print-date>2012-10-14T01:54:43</meta:print-date>
    <meta:document-statistic meta:table-count="1" meta:image-count="1" meta:object-count="0" meta:page-count="1" meta:paragraph-count="10" meta:word-count="83" meta:character-count="1189" meta:non-whitespace-character-count="1002"/>
  </office:meta>
</office:document-meta>
</file>